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.0382in" fo:border="none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6.6931in" style:rel-column-width="65535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6.6931in" style:rel-column-width="65535*"/>
    </style:style>
    <style:style style:name="Tablica2.1" style:family="table-row">
      <style:table-row-properties fo:keep-together="always"/>
    </style:style>
    <style:style style:name="Tablica2.A1" style:family="table-cell">
      <style:table-cell-properties style:vertical-align="middle" fo:padding="0.0382in" fo:border="none"/>
    </style:style>
    <style:style style:name="Tablica3" style:family="table">
      <style:table-properties style:width="6.6931in" table:align="margins" style:may-break-between-rows="false"/>
    </style:style>
    <style:style style:name="Tablica3.A" style:family="table-column">
      <style:table-column-properties style:column-width="6.6931in" style:rel-column-width="65535*"/>
    </style:style>
    <style:style style:name="Tablica3.1" style:family="table-row">
      <style:table-row-properties fo:keep-together="always"/>
    </style:style>
    <style:style style:name="Tablica3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/>
    </style:style>
    <style:style style:name="Tablica4.A" style:family="table-column">
      <style:table-column-properties style:column-width="6.6931in" style:rel-column-width="65535*"/>
    </style:style>
    <style:style style:name="Tablica4.A1" style:family="table-cell">
      <style:table-cell-properties style:vertical-align="middle" fo:padding="0.0382in" fo:border="none"/>
    </style:style>
    <style:style style:name="Tablica5" style:family="table">
      <style:table-properties style:width="6.6931in" table:align="margins" style:may-break-between-rows="false"/>
    </style:style>
    <style:style style:name="Tablica5.A" style:family="table-column">
      <style:table-column-properties style:column-width="6.6931in" style:rel-column-width="65535*"/>
    </style:style>
    <style:style style:name="Tablica5.A1" style:family="table-cell">
      <style:table-cell-properties style:vertical-align="middle" fo:padding="0.0382in" fo:border="none"/>
    </style:style>
    <style:style style:name="Tablica5.2" style:family="table-row">
      <style:table-row-properties fo:keep-together="always"/>
    </style:style>
    <style:style style:name="Tablica5.A3" style:family="table-cell">
      <style:table-cell-properties style:vertical-align="" fo:padding="0.0382in" fo:border="none"/>
    </style:style>
    <style:style style:name="Tablica6" style:family="table">
      <style:table-properties style:width="6.6931in" table:align="margins" style:may-break-between-rows="false"/>
    </style:style>
    <style:style style:name="Tablica6.A" style:family="table-column">
      <style:table-column-properties style:column-width="6.6931in" style:rel-column-width="65535*"/>
    </style:style>
    <style:style style:name="Tablica6.1" style:family="table-row">
      <style:table-row-properties style:min-row-height="0.1229in" fo:keep-together="always"/>
    </style:style>
    <style:style style:name="Tablica6.A1" style:family="table-cell">
      <style:table-cell-properties style:vertical-align="middle" fo:padding="0.0382in" fo:border="none"/>
    </style:style>
    <style:style style:name="Tablica6.4" style:family="table-row">
      <style:table-row-properties fo:keep-together="always"/>
    </style:style>
    <style:style style:name="Tablica6.5" style:family="table-row">
      <style:table-row-properties fo:keep-together="always"/>
    </style:style>
    <style:style style:name="Tablica6.6" style:family="table-row">
      <style:table-row-properties fo:keep-together="always"/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6.6931in" style:rel-column-width="65535*"/>
    </style:style>
    <style:style style:name="Tablica7.1" style:family="table-row">
      <style:table-row-properties fo:keep-together="always"/>
    </style:style>
    <style:style style:name="Tablica7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9a3986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9a3986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  <style:style style:name="T18" style:family="text">
      <style:text-properties officeooo:rsid="009a39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30"><text:text-input text:description="&lt;o.partner_id.street or ''&gt;">Partner street</text:text-input></text:p>
            <text:p text:style-name="P3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33"><text:text-input text:description="&lt;if test=&quot;o.partner_shipping_id.child_ids&quot;&gt;">test</text:text-input></text:p>
            <text:p text:style-name="P32"><text:text-input text:description="&lt;_(&quot;o/h:&quot;)&gt;">o/h:</text:text-input> <text:text-input text:description="&lt;o.partner_shipping_id.child_ids[0].name or ''&gt;">contact_name</text:text-input></text:p>
            <text:p text:style-name="P41"><text:span text:style-name="T14"><text:text-input text:description="&lt;/if&gt;">endtest</text:text-input></text:span> </text:p>
            <text:p text:style-name="P40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6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47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5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0"><text:text-input text:description="&lt;_(&quot;Item&quot;)&gt;">Item</text:text-input></text:p>
          </table:table-cell>
          <table:table-cell table:style-name="Table2.B1" office:value-type="string">
            <text:p text:style-name="P52"><text:text-input text:description="&lt;_(&quot;Product&quot;)&gt;">Product</text:text-input></text:p>
          </table:table-cell>
          <table:table-cell table:style-name="Table2.B1" office:value-type="string">
            <text:p text:style-name="P50"><text:text-input text:description="&lt;_(&quot;Qty&quot;)&gt;">Qty</text:text-input>.</text:p>
          </table:table-cell>
          <table:table-cell table:style-name="Table2.B1" office:value-type="string">
            <text:p text:style-name="P50"><text:text-input text:description="&lt;_(&quot;Type&quot;)&gt;">Type</text:text-input></text:p>
          </table:table-cell>
          <table:table-cell table:style-name="Table2.B1" office:value-type="string">
            <text:p text:style-name="P53"><text:text-input text:description="&lt;_(&quot;Unit price&quot;)&gt;">Unit price</text:text-input></text:p>
            <text:p text:style-name="P54">[<text:span text:style-name="T13"><text:text-input text:description="&lt;objects.currency_id.name or ''&gt;">curr</text:text-input></text:span>]</text:p>
          </table:table-cell>
          <table:table-cell table:style-name="Table2.B1" office:value-type="string">
            <text:p text:style-name="P60"><text:text-input text:description="&lt;_(&quot;Total&quot;)&gt;">Total</text:text-input></text:p>
            <text:p text:style-name="P61">[<text:span text:style-name="T8"><text:text-input text:description="&lt;objects.currency_id.name or ''&gt;">curr</text:text-input></text:span>]</text:p>
          </table:table-cell>
          <table:table-cell table:style-name="Table2.B1" office:value-type="string">
            <text:p text:style-name="P51"><text:text-input text:description="&lt;_(&quot;Disc.&quot;)&gt;">Disc.</text:text-input></text:p>
            <text:p text:style-name="P55"><text:span text:style-name="T18">[</text:span>%<text:span text:style-name="T18">]</text:span></text:p>
          </table:table-cell>
          <table:table-cell table:style-name="Table2.H1" office:value-type="string">
            <text:p text:style-name="P53"><text:text-input text:description="&lt;_(&quot;Total w disc.&quot;)&gt;">Total w disc.</text:text-input></text:p>
            <text:p text:style-name="P54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2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2"/>
          </table:table-cell>
          <table:table-cell table:style-name="Table2.F2" office:value-type="string">
            <text:p text:style-name="P12"/>
          </table:table-cell>
          <table:table-cell table:style-name="Table2.G2" office:value-type="string">
            <text:p text:style-name="P16"/>
          </table:table-cell>
          <table:table-cell table:style-name="Table2.H2" office:value-type="string">
            <text:p text:style-name="P12"/>
          </table:table-cell>
        </table:table-row>
        <table:table-row>
          <table:table-cell table:style-name="Table2.A3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/for&gt;">End For line</text:text-input></text:p>
          </table:table-cell>
          <table:table-cell table:style-name="Table2.B6" office:value-type="string">
            <text:p text:style-name="P16"/>
          </table:table-cell>
          <table:table-cell table:style-name="Table2.C6" office:value-type="string">
            <text:p text:style-name="P16"/>
          </table:table-cell>
          <table:table-cell table:style-name="Table2.D6" office:value-type="string">
            <text:p text:style-name="P16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6" office:value-type="string">
            <text:p text:style-name="P16"/>
          </table:table-cell>
          <table:table-cell table:style-name="Table2.H6" office:value-type="string">
            <text:p text:style-name="P12"/>
          </table:table-cell>
        </table:table-row>
        <table:table-row>
          <table:table-cell table:style-name="Table2.A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5"><text:text-input text:description="&lt;for each=&quot;line in o.order_line&quot;&gt;">For line</text:text-input></text:p>
          </table:table-cell>
          <table:table-cell table:style-name="Table2.B6" office:value-type="string">
            <text:p text:style-name="P13"/>
          </table:table-cell>
          <table:table-cell table:style-name="Table2.C6" office:value-type="string">
            <text:p text:style-name="P13"/>
          </table:table-cell>
          <table:table-cell table:style-name="Table2.D6" office:value-type="string">
            <text:p text:style-name="P13"/>
          </table:table-cell>
          <table:table-cell table:style-name="Table2.E6" office:value-type="string">
            <text:p text:style-name="P9"/>
          </table:table-cell>
          <table:table-cell table:style-name="Table2.F6" office:value-type="string">
            <text:p text:style-name="P9"/>
          </table:table-cell>
          <table:table-cell table:style-name="Table2.G6" office:value-type="string">
            <text:p text:style-name="P13"/>
          </table:table-cell>
          <table:table-cell table:style-name="Table2.H6" office:value-type="string">
            <text:p text:style-name="P9"/>
          </table:table-cell>
        </table:table-row>
        <table:table-row>
          <table:table-cell table:style-name="Table2.A7" office:value-type="string">
            <text:p text:style-name="P15"><text:text-input text:description="&lt;str(o.order_line._ids.index(line.id)+1)&gt;">rbr</text:text-input>.</text:p>
          </table:table-cell>
          <table:table-cell table:style-name="Table2.A7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7" office:value-type="string">
            <text:p text:style-name="P27"><text:text-input text:description="&lt;formatLang(line.quantity, digits=2) or ''&gt;">qty</text:text-input></text:p>
          </table:table-cell>
          <table:table-cell table:style-name="Table2.A7" office:value-type="string">
            <text:p text:style-name="P27"><text:text-input text:description="&lt;line.uom_id.name.upper() or ''&gt;">uom</text:text-input></text:p>
          </table:table-cell>
          <table:table-cell table:style-name="Table2.A7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7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7" office:value-type="string">
            <text:p text:style-name="P14"><text:text-input text:description="&lt;line.discount&gt;">discount</text:text-input></text:p>
          </table:table-cell>
          <table:table-cell table:style-name="Table2.A7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6"><text:text-input text:description="&lt;/for&gt;">End For line</text:text-input></text:p>
          </table:table-cell>
          <table:table-cell table:style-name="Table2.A8" office:value-type="string">
            <text:p text:style-name="P5"/>
          </table:table-cell>
          <table:table-cell table:style-name="Table2.A8" office:value-type="string">
            <text:p text:style-name="P5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</table:table-row>
        <table:table-row>
          <table:table-cell table:style-name="Table2.A8" table:number-columns-spanned="6" office:value-type="string">
            <text:p text:style-name="P26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2"><text:text-input text:description="&lt;formatLang(o.amount_untaxed, digits=2) or ''&gt;">untaxed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3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4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6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4"><text:text-input text:description="&lt;formatLang(o.amount_total, digits=2) or ''&gt;">Total</text:text-input> <text:span text:style-name="T12"><text:text-input text:description="&lt;objects.currency_id.name or ''&gt;">curr</text:text-input></text:span></text:p>
          </table:table-cell>
          <table:covered-table-cell/>
        </table:table-row>
      </table:table>
      <text:p text:style-name="P2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7"><text:text-input text:description="&lt;if test=&quot;o.delivery_time_data&quot;&gt;">if 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48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57"><text:text-input text:description="&lt;/if&gt;">end if</text:text-input></text:p>
          </table:table-cell>
        </table:table-row>
      </table:table>
      <table:table table:name="Tablica1" table:style-name="Tablica1">
        <table:table-column table:style-name="Tablica1.A"/>
        <table:table-row table:style-name="Tablica1.1">
          <table:table-cell table:style-name="Tablica1.A1" office:value-type="string">
            <text:p text:style-name="P56"><text:text-input text:description="&lt;if test=&quot;o.place_of_delivery_data&quot;&gt;">if place_of_delivery_data</text:text-input></text:p>
          </table:table-cell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text:span text:style-name="T17"><text:text-input text:description="&lt;o.place_of_delivery_data or ''&gt;">place_of_delivery_data</text:text-input></text:span></text:p>
          </table:table-cell>
        </table:table-row>
        <table:table-row table:style-name="Tablica1.1">
          <table:table-cell table:style-name="Tablica1.A1" office:value-type="string">
            <text:p text:style-name="P56"><text:text-input text:description="&lt;/if&gt;">end if</text:text-input></text:p>
          </table:table-cell>
        </table:table-row>
      </table:table>
      <table:table table:name="Tablica2" table:style-name="Tablica2">
        <table:table-column table:style-name="Tablica2.A"/>
        <table:table-row table:style-name="Tablica2.1">
          <table:table-cell table:style-name="Tablica2.A1" office:value-type="string">
            <text:p text:style-name="P58"><text:text-input text:description="&lt;if test=&quot;o.offer_validity_data&quot;&gt;">if offer_validity_data</text:text-input></text:p>
          </table:table-cell>
        </table:table-row>
        <table:table-row table:style-name="Tablica2.1">
          <table:table-cell table:style-name="Tablica2.A1" office:value-type="string">
            <text:p text:style-name="P49"><text:span text:style-name="T7"><text:text-input text:description="&lt;_(&quot;Offer validity&quot;)&gt;">Offer validity</text:text-input></text:span><text:span text:style-name="T6">:</text:span> <text:span text:style-name="T17"><text:text-input text:description="&lt;o.offer_validity_data or ''&gt;">offer_validity_data</text:text-input></text:span></text:p>
          </table:table-cell>
        </table:table-row>
        <table:table-row table:style-name="Tablica2.1">
          <table:table-cell table:style-name="Tablica2.A1" office:value-type="string">
            <text:p text:style-name="P56"><text:text-input text:description="&lt;/if&gt;">end if</text:text-input></text:p>
          </table:table-cell>
        </table:table-row>
      </table:table>
      <table:table table:name="Tablica3" table:style-name="Tablica3">
        <table:table-column table:style-name="Tablica3.A"/>
        <table:table-row table:style-name="Tablica3.1">
          <table:table-cell table:style-name="Tablica3.A1" office:value-type="string">
            <text:p text:style-name="P56"><text:text-input text:description="&lt;if test=&quot;o.technical_conditions_data&quot;&gt;">if tehnical_conditions</text:text-input></text:p>
          </table:table-cell>
        </table:table-row>
        <table:table-row table:style-name="Tablica3.1">
          <table:table-cell table:style-name="Tablica3.A1" office:value-type="string">
            <text:p text:style-name="P49"><text:span text:style-name="T7"><text:text-input text:description="&lt;_(&quot;Other information&quot;)&gt;">Other information</text:text-input></text:span><text:span text:style-name="T6">:</text:span> <text:span text:style-name="T17"><text:text-input text:description="&lt;o.technical_conditions_data or ''&gt;">technical_conditions_data</text:text-input></text:span></text:p>
          </table:table-cell>
        </table:table-row>
        <table:table-row table:style-name="Tablica3.1">
          <table:table-cell table:style-name="Tablica3.A1" office:value-type="string">
            <text:p text:style-name="P56"><text:text-input text:description="&lt;/if&gt;">end if</text:text-input></text:p>
          </table:table-cell>
        </table:table-row>
      </table:table>
      <table:table table:name="Tablica4" table:style-name="Tablica4">
        <table:table-column table:style-name="Tablica4.A"/>
        <table:table-row>
          <table:table-cell table:style-name="Tablica4.A1" office:value-type="string">
            <text:p text:style-name="P59"><text:text-input text:description="&lt;if test=&quot;o.payment_term.name&quot;&gt;">if payment_term.name</text:text-input></text:p>
          </table:table-cell>
        </table:table-row>
        <table:table-row>
          <table:table-cell table:style-name="Tablica4.A1" office:value-type="string">
            <text:p text:style-name="P48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ica4.A1" office:value-type="string">
            <text:p text:style-name="P59"><text:text-input text:description="&lt;/if&gt;">end if</text:text-input></text:p>
          </table:table-cell>
        </table:table-row>
        <table:table-row>
          <table:table-cell table:style-name="Tablica4.A1" office:value-type="string">
            <text:p text:style-name="P2"><text:text-input text:description="&lt;if test=&quot;o.parity_data&quot;&gt;">if parity_data</text:text-input></text:p>
          </table:table-cell>
        </table:table-row>
        <table:table-row>
          <table:table-cell table:style-name="Tablica4.A1" office:value-type="string">
            <text:p text:style-name="P20"><text:text-input text:description="&lt;_(&quot;Parity:&quot;)&gt;">Parity:</text:text-input> <text:span text:style-name="T11"><text:text-input text:description="&lt;o.parity_data or ''&gt;">parity_data</text:text-input></text:span></text:p>
          </table:table-cell>
        </table:table-row>
        <table:table-row>
          <table:table-cell table:style-name="Tablica4.A1" office:value-type="string">
            <text:p text:style-name="P2"><text:text-input text:description="&lt;/if&gt;">end if</text:text-input></text:p>
          </table:table-cell>
        </table:table-row>
      </table:table>
      <table:table table:name="Tablica5" table:style-name="Tablica5">
        <table:table-column table:style-name="Tablica5.A"/>
        <text:soft-page-break/>
        <table:table-row>
          <table:table-cell table:style-name="Tablica5.A1" office:value-type="string">
            <text:p text:style-name="P2"><text:text-input text:description="&lt;if test=&quot;o.partner_bank_id&quot;&gt;">if partner_bank_id</text:text-input></text:p>
          </table:table-cell>
        </table:table-row>
        <table:table-row table:style-name="Tablica5.2">
          <table:table-cell table:style-name="Tablica5.A1" office:value-type="string">
            <text:p text:style-name="P20"><text:text-input text:description="&lt;_(&quot;Payment on bank account&quot;)&gt;">Payment on bank account</text:text-input>:</text:p>
          </table:table-cell>
        </table:table-row>
        <table:table-row table:style-name="Tablica5.2">
          <table:table-cell table:style-name="Tablica5.A3" office:value-type="string">
            <text:p text:style-name="P25"><text:text-input text:description="&lt;_(&quot;IBAN:&quot;)&gt;">_IBAN</text:text-input> <text:text-input text:description="&lt;o.partner_bank_id.acc_number or ''&gt;">bank_acc_number</text:text-input></text:p>
            <text:p text:style-name="P4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1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5.A3" office:value-type="string">
            <text:p text:style-name="P63"><text:text-input text:description="&lt;/if&gt;">end if</text:text-input></text:p>
          </table:table-cell>
        </table:table-row>
      </table:table>
      <table:table table:name="Tablica6" table:style-name="Tablica6">
        <table:table-column table:style-name="Tablica6.A"/>
        <table:table-row table:style-name="Tablica6.1">
          <table:table-cell table:style-name="Tablica6.A1" office:value-type="string">
            <text:p text:style-name="P34"><text:text-input text:description="&lt;if test=&quot;o.certificate_ids&quot;&gt;">if certificate_ids</text:text-input></text:p>
          </table:table-cell>
        </table:table-row>
        <table:table-row table:style-name="Tablica6.1">
          <table:table-cell table:style-name="Tablica6.A1" office:value-type="string">
            <text:p text:style-name="P39"><text:text-input text:description="&lt;_(&quot;Licence description:&quot;)&gt;">Licence description:</text:text-input></text:p>
          </table:table-cell>
        </table:table-row>
        <table:table-row table:style-name="Tablica6.1">
          <table:table-cell table:style-name="Tablica6.A1" office:value-type="string">
            <text:p text:style-name="P35"><text:text-input text:description="&lt;for each=&quot;cert in o.certificate_ids&quot;&gt;">For line</text:text-input></text:p>
          </table:table-cell>
        </table:table-row>
        <table:table-row table:style-name="Tablica6.4">
          <table:table-cell table:style-name="Tablica6.A1" office:value-type="string">
            <text:p text:style-name="P38"><text:text-input text:description="&lt;cert.description or ''&gt;">certificate_description</text:text-input></text:p>
          </table:table-cell>
        </table:table-row>
        <table:table-row table:style-name="Tablica6.5">
          <table:table-cell table:style-name="Tablica6.A1" office:value-type="string">
            <text:p text:style-name="P36"><text:text-input text:description="&lt;/for&gt;">End For line</text:text-input></text:p>
          </table:table-cell>
        </table:table-row>
        <table:table-row table:style-name="Tablica6.6">
          <table:table-cell table:style-name="Tablica6.A1" office:value-type="string">
            <text:p text:style-name="P34"><text:text-input text:description="&lt;/if&gt;">end if</text:text-input></text:p>
          </table:table-cell>
        </table:table-row>
      </table:table>
      <table:table table:name="Tablica7" table:style-name="Tablica7">
        <table:table-column table:style-name="Tablica7.A"/>
        <table:table-row table:style-name="Tablica7.1">
          <table:table-cell table:style-name="Tablica7.A1" office:value-type="string">
            <text:p text:style-name="P34"><text:text-input text:description="&lt;if test=&quot;o.note&quot;&gt;">if note</text:text-input></text:p>
          </table:table-cell>
        </table:table-row>
        <table:table-row table:style-name="Tablica7.1">
          <table:table-cell table:style-name="Tablica7.A1" office:value-type="string">
            <text:p text:style-name="P39"><text:text-input text:description="&lt;_(&quot;Notes:&quot;)&gt;">Notes:</text:text-input></text:p>
          </table:table-cell>
        </table:table-row>
        <table:table-row table:style-name="Tablica7.1">
          <table:table-cell table:style-name="Tablica7.A1" office:value-type="string">
            <text:p text:style-name="P3"><text:text-input text:description="&lt;o.note or ''&gt;">note</text:text-input></text:p>
          </table:table-cell>
        </table:table-row>
        <table:table-row table:style-name="Tablica7.1">
          <table:table-cell table:style-name="Tablica7.A1" office:value-type="string">
            <text:p text:style-name="P64"><text:text-input text:description="&lt;/if&gt;">end if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4T11:44:55.430435657</dc:date>
    <meta:editing-duration>P1DT7H55M29S</meta:editing-duration>
    <meta:editing-cycles>159</meta:editing-cycles>
    <meta:generator>LibreOffice/5.1.1.2$Linux_X86_64 LibreOffice_project/10m0$Build-2</meta:generator>
    <meta:document-statistic meta:table-count="11" meta:image-count="0" meta:object-count="0" meta:page-count="2" meta:paragraph-count="81" meta:word-count="366" meta:character-count="1233" meta:non-whitespace-character-count="1162"/>
  </office:meta>
</office:document-meta>
</file>